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20" table:visibility="collapse"/>
        <table:table-column table:style-name="co2" table:default-cell-style-name="ce18"/>
        <table:table-column table:style-name="co4" table:number-columns-repeated="16379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table:number-columns-repeated="16380" table:style-name="ce1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0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3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5" table:visibility="filter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table:number-columns-repeated="16380" table:style-name="ce1"/>
        </table:table-row>
        <table:table-row table:style-name="ro5" table:visibility="filter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60" table:style-name="ce1">
            <text:p>16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900" table:style-name="ce1">
            <text:p>9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2015" table:formula="of:=SUM([.E2:.E54])" table:style-name="ce18">
            <text:p>2015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19"/>
          <table:table-cell table:style-name="ce18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2-25T08:30:19Z</dc:date>
    <meta:print-date>2025-02-21T10:24:12Z</meta:print-date>
    <meta:editing-cycles>145</meta:editing-cycles>
    <meta:editing-duration>PT218697S</meta:editing-duration>
  </office:meta>
</office:document-meta>
</file>